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F000004269678B780C462D7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6f9d4" draw:textarea-horizontal-align="justify" draw:textarea-vertical-align="middle" draw:auto-grow-height="false" fo:min-height="3.935cm" fo:min-width="16.01cm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3.13cm" fo:min-width="1.596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middle" draw:auto-grow-height="false" fo:min-height="3.13cm" fo:min-width="2.645cm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3.13cm" fo:min-width="12.0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dee6ef" draw:textarea-horizontal-align="justify" draw:textarea-vertical-align="middle" draw:auto-grow-height="false" fo:min-height="3.13cm" fo:min-width="0.54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none" draw:fill-color="#127622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3465a4" draw:fill="solid" draw:fill-color="#dee6ef" loext:fill-use-slide-background="true" draw:textarea-horizontal-align="justify" draw:textarea-vertical-align="middle" draw:auto-grow-height="false" fo:min-height="3.13cm" fo:min-width="0.5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2" style:family="graphic" style:parent-style-name="objectwithoutfill">
      <style:graphic-properties draw:marker-start="Arrowheads_20_2" draw:marker-end="Arrowheads_20_2" draw:stroke-linejoin="miter" svg:stroke-linecap="round" draw:fill="none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6f9d4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9.5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 loext:opacity="100%" loext:color-lum-mod="100%" loext:color-lum-off="0%" fo:font-size="17pt" style:font-size-asian="17pt" style:font-size-complex="17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0000" loext:opacity="100%" loext:color-lum-mod="100%" loext:color-lum-off="0%" fo:font-size="17pt" fo:background-color="#ffff00" style:font-size-asian="17pt" style:font-size-complex="17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17pt" fo:background-color="#ffff00" style:font-size-asian="17pt" style:font-size-complex="17pt"/>
    </style:style>
    <style:style style:name="P10" style:family="paragraph">
      <loext:graphic-properties draw:fill="none" draw:fill-color="#127622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11pt" fo:font-weight="bold" style:font-size-asian="11pt" style:font-size-complex="11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19.5pt" fo:font-weight="bold" style:font-size-asian="13pt" style:font-size-complex="13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11pt" fo:font-weight="bold" style:font-size-asian="13pt" style:font-size-complex="13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3pt" style:font-size-complex="13pt"/>
    </style:style>
    <style:style style:name="T2" style:family="text">
      <style:text-properties fo:color="#000000" loext:opacity="100%" fo:font-size="17pt" fo:font-weight="bold" fo:background-color="#ffff00" style:font-size-asian="17pt" style:font-weight-asian="bold" style:font-size-complex="17pt" style:font-weight-complex="bold"/>
    </style:style>
    <style:style style:name="T3" style:family="text">
      <style:text-properties fo:color="#000000" loext:opacity="100%" fo:font-size="17pt" fo:background-color="#ffff00" style:font-size-asian="17pt" style:font-size-complex="17pt"/>
    </style:style>
    <style:style style:name="T4" style:family="text">
      <style:text-properties fo:color="#000000" loext:opacity="100%" fo:font-size="11pt" fo:font-weight="bold" style:font-size-asian="11pt" style:font-size-complex="11pt"/>
    </style:style>
    <style:style style:name="T5" style:family="text">
      <style:text-properties fo:color="#000000" loext:opacity="100%" fo:font-size="11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51cm" svg:height="4.185cm" svg:x="2.34cm" svg:y="2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4.185cm" svg:x="2.34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4.185cm" svg:x="2.34cm" svg:y="1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4.185cm" svg:x="2.34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4.185cm" svg:x="2.34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96cm" svg:height="3.38cm" svg:x="5.794cm" svg:y="12.50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381cm" svg:y1="6.606cm" svg:x2="5.801cm" svg:y2="6.606cm">
          <text:p/>
        </draw:line>
        <draw:line draw:style-name="gr4" draw:text-style-name="P3" draw:layer="layout" svg:x1="5.801cm" svg:y1="1.905cm" svg:x2="5.801cm" svg:y2="25.053cm">
          <text:p/>
        </draw:line>
        <draw:custom-shape draw:style-name="gr5" draw:text-style-name="P2" draw:layer="layout" svg:width="3.145cm" svg:height="3.38cm" svg:x="5.833cm" svg:y="17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58cm" svg:height="3.38cm" svg:x="5.801cm" svg:y="21.97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381cm" svg:y1="25.352cm" svg:x2="5.801cm" svg:y2="25.352cm">
          <text:p/>
        </draw:line>
        <draw:custom-shape draw:style-name="gr2" draw:text-style-name="P2" draw:layer="layout" svg:width="2.096cm" svg:height="3.38cm" svg:x="9.99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96cm" svg:height="3.38cm" svg:x="14.187cm" svg:y="12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48cm" svg:height="3.38cm" svg:x="9.994cm" svg:y="7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048cm" svg:height="3.38cm" svg:x="14.187cm" svg:y="7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45cm" svg:height="3.38cm" svg:x="10.027cm" svg:y="17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45cm" svg:height="3.38cm" svg:x="14.212cm" svg:y="17.2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568cm" svg:height="3.707cm" svg:x="4.233cm" svg:y="7.728cm">
          <draw:text-box>
            <text:p text:style-name="P4"><text:span text:style-name="T1">3.3 V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0 V</text:span></text:p>
          </draw:text-box>
        </draw:frame>
        <draw:frame draw:style-name="gr9" draw:text-style-name="P5" draw:layer="layout" svg:width="1.568cm" svg:height="3.707cm" svg:x="4.338cm" svg:y="21.838cm">
          <draw:text-box>
            <text:p text:style-name="P4"><text:span text:style-name="T1">3.3 V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0 V</text:span></text:p>
          </draw:text-box>
        </draw:frame>
        <draw:frame draw:style-name="gr10" draw:text-style-name="P7" draw:layer="layout" svg:width="2.16cm" svg:height="2.532cm" svg:x="2.478cm" svg:y="22.438cm">
          <draw:text-box>
            <text:p text:style-name="P6"><text:span text:style-name="T2">100%</text:span><text:span text:style-name="T3"> duty cycle</text:span></text:p>
          </draw:text-box>
        </draw:frame>
        <draw:frame draw:style-name="gr10" draw:text-style-name="P8" draw:layer="layout" svg:width="2.234cm" svg:height="2.532cm" svg:x="2.51cm" svg:y="17.815cm">
          <draw:text-box>
            <text:p text:style-name="P6"><text:span text:style-name="T2">75%</text:span><text:span text:style-name="T3"> duty cycle</text:span></text:p>
          </draw:text-box>
        </draw:frame>
        <draw:frame draw:style-name="gr10" draw:text-style-name="P8" draw:layer="layout" svg:width="2.54cm" svg:height="2.532cm" svg:x="2.505cm" svg:y="13.008cm">
          <draw:text-box>
            <text:p text:style-name="P6"><text:span text:style-name="T2">50%</text:span><text:span text:style-name="T3"> duty cycle</text:span></text:p>
          </draw:text-box>
        </draw:frame>
        <draw:frame draw:style-name="gr11" draw:text-style-name="P8" draw:layer="layout" svg:width="2.153cm" svg:height="2.27cm" svg:x="2.527cm" svg:y="8.285cm">
          <draw:text-box>
            <text:p text:style-name="P6"><text:span text:style-name="T2">25%</text:span><text:span text:style-name="T3"> duty cycle</text:span></text:p>
          </draw:text-box>
        </draw:frame>
        <draw:frame draw:style-name="gr11" draw:text-style-name="P9" draw:layer="layout" svg:width="2.289cm" svg:height="2.27cm" svg:x="2.591cm" svg:y="3.64cm">
          <draw:text-box>
            <text:p text:style-name="P6"><text:span text:style-name="T2">0%</text:span><text:span text:style-name="T3"> duty cycle</text:span></text:p>
          </draw:text-box>
        </draw:frame>
        <draw:line draw:style-name="gr12" draw:text-style-name="P10" draw:layer="layout" svg:x1="5.801cm" svg:y1="12.509cm" svg:x2="5.801cm" svg:y2="15.953cm">
          <text:p/>
        </draw:line>
        <draw:line draw:style-name="gr12" draw:text-style-name="P10" draw:layer="layout" svg:x1="7.898cm" svg:y1="12.509cm" svg:x2="7.898cm" svg:y2="15.889cm">
          <text:p/>
        </draw:line>
        <draw:line draw:style-name="gr12" draw:text-style-name="P10" draw:layer="layout" svg:x1="9.994cm" svg:y1="12.509cm" svg:x2="9.994cm" svg:y2="15.889cm">
          <text:p/>
        </draw:line>
        <draw:line draw:style-name="gr12" draw:text-style-name="P10" draw:layer="layout" svg:x1="12.09cm" svg:y1="12.509cm" svg:x2="12.09cm" svg:y2="15.889cm">
          <text:p/>
        </draw:line>
        <draw:line draw:style-name="gr12" draw:text-style-name="P10" draw:layer="layout" svg:x1="14.187cm" svg:y1="12.509cm" svg:x2="14.187cm" svg:y2="15.889cm">
          <text:p/>
        </draw:line>
        <draw:line draw:style-name="gr12" draw:text-style-name="P10" draw:layer="layout" svg:x1="16.285cm" svg:y1="12.509cm" svg:x2="16.285cm" svg:y2="15.889cm">
          <text:p/>
        </draw:line>
        <draw:line draw:style-name="gr12" draw:text-style-name="P10" draw:layer="layout" svg:x1="15.236cm" svg:y1="7.877cm" svg:x2="15.236cm" svg:y2="11.257cm">
          <text:p/>
        </draw:line>
        <draw:line draw:style-name="gr12" draw:text-style-name="P10" draw:layer="layout" svg:x1="14.187cm" svg:y1="7.877cm" svg:x2="14.187cm" svg:y2="11.257cm">
          <text:p/>
        </draw:line>
        <draw:line draw:style-name="gr12" draw:text-style-name="P10" draw:layer="layout" svg:x1="11.043cm" svg:y1="7.877cm" svg:x2="11.043cm" svg:y2="11.257cm">
          <text:p/>
        </draw:line>
        <draw:line draw:style-name="gr12" draw:text-style-name="P10" draw:layer="layout" svg:x1="9.994cm" svg:y1="7.877cm" svg:x2="9.994cm" svg:y2="11.257cm">
          <text:p/>
        </draw:line>
        <draw:line draw:style-name="gr12" draw:text-style-name="P10" draw:layer="layout" svg:x1="5.801cm" svg:y1="12.509cm" svg:x2="7.898cm" svg:y2="12.509cm">
          <text:p/>
        </draw:line>
        <draw:line draw:style-name="gr12" draw:text-style-name="P10" draw:layer="layout" svg:x1="5.801cm" svg:y1="12.509cm" svg:x2="7.898cm" svg:y2="12.509cm">
          <text:p/>
        </draw:line>
        <draw:line draw:style-name="gr12" draw:text-style-name="P10" draw:layer="layout" svg:x1="7.864cm" svg:y1="15.879cm" svg:x2="9.961cm" svg:y2="15.879cm">
          <text:p/>
        </draw:line>
        <draw:line draw:style-name="gr12" draw:text-style-name="P10" draw:layer="layout" svg:x1="12.074cm" svg:y1="15.879cm" svg:x2="14.171cm" svg:y2="15.879cm">
          <text:p/>
        </draw:line>
        <draw:line draw:style-name="gr12" draw:text-style-name="P10" draw:layer="layout" svg:x1="16.285cm" svg:y1="15.879cm" svg:x2="18.382cm" svg:y2="15.879cm">
          <text:p/>
        </draw:line>
        <draw:line draw:style-name="gr12" draw:text-style-name="P10" draw:layer="layout" svg:x1="9.994cm" svg:y1="11.256cm" svg:x2="6.849cm" svg:y2="11.258cm">
          <text:p/>
        </draw:line>
        <draw:line draw:style-name="gr12" draw:text-style-name="P10" draw:layer="layout" svg:x1="14.188cm" svg:y1="11.254cm" svg:x2="11.043cm" svg:y2="11.256cm">
          <text:p/>
        </draw:line>
        <draw:line draw:style-name="gr12" draw:text-style-name="P10" draw:layer="layout" svg:x1="18.381cm" svg:y1="11.254cm" svg:x2="15.236cm" svg:y2="11.256cm">
          <text:p/>
        </draw:line>
        <draw:line draw:style-name="gr12" draw:text-style-name="P10" draw:layer="layout" svg:x1="11.059cm" svg:y1="7.878cm" svg:x2="10.01cm" svg:y2="7.878cm">
          <text:p/>
        </draw:line>
        <draw:line draw:style-name="gr12" draw:text-style-name="P10" draw:layer="layout" svg:x1="15.269cm" svg:y1="7.878cm" svg:x2="14.22cm" svg:y2="7.878cm">
          <text:p/>
        </draw:line>
        <draw:line draw:style-name="gr12" draw:text-style-name="P10" draw:layer="layout" svg:x1="10.01cm" svg:y1="12.509cm" svg:x2="12.107cm" svg:y2="12.509cm">
          <text:p/>
        </draw:line>
        <draw:line draw:style-name="gr12" draw:text-style-name="P10" draw:layer="layout" svg:x1="14.22cm" svg:y1="12.509cm" svg:x2="16.317cm" svg:y2="12.509cm">
          <text:p/>
        </draw:line>
        <draw:line draw:style-name="gr12" draw:text-style-name="P10" draw:layer="layout" svg:x1="14.22cm" svg:y1="17.285cm" svg:x2="17.332cm" svg:y2="17.241cm">
          <text:p/>
        </draw:line>
        <draw:line draw:style-name="gr12" draw:text-style-name="P10" draw:layer="layout" svg:x1="10.01cm" svg:y1="17.285cm" svg:x2="13.122cm" svg:y2="17.241cm">
          <text:p/>
        </draw:line>
        <draw:line draw:style-name="gr12" draw:text-style-name="P10" draw:layer="layout" svg:x1="5.801cm" svg:y1="17.285cm" svg:x2="8.913cm" svg:y2="17.241cm">
          <text:p/>
        </draw:line>
        <draw:line draw:style-name="gr12" draw:text-style-name="P10" draw:layer="layout" svg:x1="5.806cm" svg:y1="21.974cm" svg:x2="18.381cm" svg:y2="21.974cm">
          <text:p/>
        </draw:line>
        <draw:line draw:style-name="gr12" draw:text-style-name="P10" draw:layer="layout" svg:x1="17.358cm" svg:y1="17.288cm" svg:x2="17.358cm" svg:y2="20.668cm">
          <text:p/>
        </draw:line>
        <draw:line draw:style-name="gr12" draw:text-style-name="P10" draw:layer="layout" svg:x1="13.123cm" svg:y1="17.289cm" svg:x2="13.123cm" svg:y2="20.669cm">
          <text:p/>
        </draw:line>
        <draw:line draw:style-name="gr12" draw:text-style-name="P10" draw:layer="layout" svg:x1="8.937cm" svg:y1="17.291cm" svg:x2="8.937cm" svg:y2="20.671cm">
          <text:p/>
        </draw:line>
        <draw:line draw:style-name="gr12" draw:text-style-name="P10" draw:layer="layout" svg:x1="5.801cm" svg:y1="17.288cm" svg:x2="5.801cm" svg:y2="20.668cm">
          <text:p/>
        </draw:line>
        <draw:line draw:style-name="gr12" draw:text-style-name="P10" draw:layer="layout" svg:x1="5.801cm" svg:y1="21.963cm" svg:x2="5.801cm" svg:y2="25.343cm">
          <text:p/>
        </draw:line>
        <draw:line draw:style-name="gr12" draw:text-style-name="P10" draw:layer="layout" svg:x1="8.937cm" svg:y1="20.62cm" svg:x2="9.994cm" svg:y2="20.622cm">
          <text:p/>
        </draw:line>
        <draw:line draw:style-name="gr12" draw:text-style-name="P10" draw:layer="layout" svg:x1="13.123cm" svg:y1="20.62cm" svg:x2="14.204cm" svg:y2="20.622cm">
          <text:p/>
        </draw:line>
        <draw:line draw:style-name="gr12" draw:text-style-name="P10" draw:layer="layout" svg:x1="17.358cm" svg:y1="20.622cm" svg:x2="18.415cm" svg:y2="20.622cm">
          <text:p/>
        </draw:line>
        <draw:line draw:style-name="gr12" draw:text-style-name="P10" draw:layer="layout" svg:x1="9.986cm" svg:y1="17.291cm" svg:x2="9.986cm" svg:y2="20.671cm">
          <text:p/>
        </draw:line>
        <draw:line draw:style-name="gr12" draw:text-style-name="P10" draw:layer="layout" svg:x1="14.196cm" svg:y1="17.292cm" svg:x2="14.196cm" svg:y2="20.672cm">
          <text:p/>
        </draw:line>
        <draw:custom-shape draw:style-name="gr13" draw:text-style-name="P2" draw:layer="layout" svg:width="1.048cm" svg:height="3.38cm" svg:x="5.801cm" svg:y="7.87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819cm" svg:height="1.547cm" svg:x="5.401cm" svg:y="7.885cm">
          <draw:text-box>
            <text:p text:style-name="P11"><text:span text:style-name="T4">25%</text:span></text:p>
            <text:p text:style-name="P11"><text:span text:style-name="T4">ON </text:span></text:p>
          </draw:text-box>
        </draw:frame>
        <draw:frame draw:style-name="gr15" draw:text-style-name="P13" draw:layer="layout" svg:width="1.572cm" svg:height="1.115cm" svg:x="7.62cm" svg:y="9.845cm">
          <draw:text-box>
            <text:p text:style-name="P11"><text:span text:style-name="T5">75% OFF </text:span></text:p>
          </draw:text-box>
        </draw:frame>
        <draw:frame draw:style-name="gr16" draw:text-style-name="P13" draw:layer="layout" svg:width="1.572cm" svg:height="1.849cm" svg:x="6.131cm" svg:y="12.556cm">
          <draw:text-box>
            <text:p text:style-name="P11"><text:span text:style-name="T5">50%</text:span></text:p>
            <text:p text:style-name="P11"><text:span text:style-name="T5">ON </text:span></text:p>
          </draw:text-box>
        </draw:frame>
        <draw:frame draw:style-name="gr17" draw:text-style-name="P13" draw:layer="layout" svg:width="1.572cm" svg:height="1.126cm" svg:x="8.116cm" svg:y="14.405cm">
          <draw:text-box>
            <text:p text:style-name="P11"><text:span text:style-name="T5">50% OFF </text:span></text:p>
          </draw:text-box>
        </draw:frame>
        <draw:frame draw:style-name="gr18" draw:text-style-name="P13" draw:layer="layout" svg:width="1.572cm" svg:height="3.17cm" svg:x="6.683cm" svg:y="17.285cm">
          <draw:text-box>
            <text:p text:style-name="P11"><text:span text:style-name="T5">75%</text:span></text:p>
            <text:p text:style-name="P11"><text:span text:style-name="T5">ON </text:span></text:p>
          </draw:text-box>
        </draw:frame>
        <draw:frame draw:style-name="gr19" draw:text-style-name="P13" draw:layer="layout" svg:width="1.572cm" svg:height="1.211cm" svg:x="8.669cm" svg:y="19.02cm">
          <draw:text-box>
            <text:p text:style-name="P11"><text:span text:style-name="T5">25% OFF </text:span></text:p>
          </draw:text-box>
        </draw:frame>
        <draw:frame draw:style-name="gr20" draw:text-style-name="P13" draw:layer="layout" svg:width="1.572cm" svg:height="1.217cm" svg:x="7.285cm" svg:y="22.13cm">
          <draw:text-box>
            <text:p text:style-name="P11"><text:span text:style-name="T5">100%</text:span></text:p>
            <text:p text:style-name="P11"><text:span text:style-name="T5">ON </text:span></text:p>
          </draw:text-box>
        </draw:frame>
        <draw:frame draw:style-name="gr21" draw:text-style-name="P13" draw:layer="layout" svg:width="1.572cm" svg:height="1.27cm" svg:x="7.218cm" svg:y="5.236cm">
          <draw:text-box>
            <text:p text:style-name="P11"><text:span text:style-name="T5">100%</text:span></text:p>
            <text:p text:style-name="P11"><text:span text:style-name="T5">OFF </text:span></text:p>
          </draw:text-box>
        </draw:frame>
        <draw:line draw:style-name="gr22" draw:text-style-name="P3" draw:layer="layout" svg:x1="5.801cm" svg:y1="2.598cm" svg:x2="9.994cm" svg:y2="2.598cm">
          <text:p/>
        </draw:line>
        <draw:line draw:style-name="gr22" draw:text-style-name="P3" draw:layer="layout" svg:x1="10.034cm" svg:y1="2.6cm" svg:x2="14.227cm" svg:y2="2.6cm">
          <text:p/>
        </draw:line>
        <draw:line draw:style-name="gr22" draw:text-style-name="P3" draw:layer="layout" svg:x1="14.262cm" svg:y1="2.6cm" svg:x2="18.455cm" svg:y2="2.6cm">
          <text:p/>
        </draw:line>
        <draw:frame draw:style-name="gr15" draw:text-style-name="P14" draw:layer="layout" svg:width="3.574cm" svg:height="1.115cm" svg:x="6.115cm" svg:y="1.998cm">
          <draw:text-box>
            <text:p text:style-name="P11"><text:span text:style-name="T5">period = 333 ms</text:span></text:p>
          </draw:text-box>
        </draw:frame>
        <draw:line draw:style-name="gr12" draw:text-style-name="P10" draw:layer="layout" svg:x1="6.849cm" svg:y1="7.877cm" svg:x2="6.849cm" svg:y2="11.257cm">
          <text:p/>
        </draw:line>
        <draw:line draw:style-name="gr12" draw:text-style-name="P10" draw:layer="layout" svg:x1="6.85cm" svg:y1="7.878cm" svg:x2="5.801cm" svg:y2="7.878cm">
          <text:p/>
        </draw:line>
        <draw:line draw:style-name="gr12" draw:text-style-name="P10" draw:layer="layout" svg:x1="5.801cm" svg:y1="7.877cm" svg:x2="5.801cm" svg:y2="11.257cm">
          <text:p/>
        </draw:line>
        <draw:frame draw:style-name="gr9" draw:text-style-name="P5" draw:layer="layout" svg:width="1.568cm" svg:height="3.707cm" svg:x="4.312cm" svg:y="17.158cm">
          <draw:text-box>
            <text:p text:style-name="P4"><text:span text:style-name="T1">3.3 V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0 V</text:span></text:p>
          </draw:text-box>
        </draw:frame>
        <draw:frame draw:style-name="gr9" draw:text-style-name="P5" draw:layer="layout" svg:width="1.568cm" svg:height="3.707cm" svg:x="4.363cm" svg:y="12.408cm">
          <draw:text-box>
            <text:p text:style-name="P4"><text:span text:style-name="T1">3.3 V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0 V</text:span></text:p>
          </draw:text-box>
        </draw:frame>
        <draw:frame draw:style-name="gr9" draw:text-style-name="P5" draw:layer="layout" svg:width="1.568cm" svg:height="3.707cm" svg:x="4.347cm" svg:y="3.073cm">
          <draw:text-box>
            <text:p text:style-name="P4"><text:span text:style-name="T1">3.3 V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0 V</text:span></text:p>
          </draw:text-box>
        </draw:frame>
        <draw:line draw:style-name="gr4" draw:text-style-name="P3" draw:layer="layout" svg:x1="10.001cm" svg:y1="2.974cm" svg:x2="10.001cm" svg:y2="25.352cm">
          <text:p/>
        </draw:line>
        <draw:line draw:style-name="gr4" draw:text-style-name="P3" draw:layer="layout" svg:x1="14.229cm" svg:y1="2.975cm" svg:x2="14.229cm" svg:y2="25.352cm">
          <text:p/>
        </draw:line>
        <draw:line draw:style-name="gr4" draw:text-style-name="P3" draw:layer="layout" svg:x1="18.373cm" svg:y1="1.905cm" svg:x2="18.373cm" svg:y2="25.352cm">
          <text:p/>
        </draw:line>
        <draw:line draw:style-name="gr22" draw:text-style-name="P3" draw:layer="layout" svg:x1="5.835cm" svg:y1="1.705cm" svg:x2="18.415cm" svg:y2="1.705cm">
          <text:p/>
        </draw:line>
        <draw:frame draw:style-name="gr15" draw:text-style-name="P13" draw:layer="layout" svg:width="6.35cm" svg:height="1.115cm" svg:x="8.89cm" svg:y="1.07cm">
          <draw:text-box>
            <text:p text:style-name="P11"><text:span text:style-name="T5">frequency = 3 Hz</text:span></text:p>
          </draw:text-box>
        </draw:frame>
        <draw:frame draw:style-name="gr15" draw:text-style-name="P14" draw:layer="layout" svg:width="3.574cm" svg:height="1.115cm" svg:x="10.415cm" svg:y="1.999cm">
          <draw:text-box>
            <text:p text:style-name="P11"><text:span text:style-name="T5">period = 333 ms</text:span></text:p>
          </draw:text-box>
        </draw:frame>
        <draw:frame draw:style-name="gr15" draw:text-style-name="P14" draw:layer="layout" svg:width="3.574cm" svg:height="1.115cm" svg:x="14.515cm" svg:y="2cm">
          <draw:text-box>
            <text:p text:style-name="P11"><text:span text:style-name="T5">period = 333 ms</text:span></text:p>
          </draw:text-box>
        </draw:frame>
        <draw:frame draw:style-name="gr23" draw:text-style-name="P11" draw:layer="layout" svg:width="19.335cm" svg:height="27.939cm" svg:x="-2.888cm" svg:y="-0.15cm">
          <draw:image xlink:href="Pictures/10000001000002DF000004269678B780C462D7C1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6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8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114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29cm" svg:height="7.047cm" svg:x="2.732cm" svg:y="2.397cm"/>
      <draw:page-thumbnail draw:layer="backgroundobjects" svg:width="5.829cm" svg:height="7.047cm" svg:x="2.732cm" svg:y="10.445cm"/>
      <draw:page-thumbnail draw:layer="backgroundobjects" svg:width="5.829cm" svg:height="7.047cm" svg:x="2.732cm" svg:y="18.493cm"/>
      <draw:page-thumbnail draw:layer="backgroundobjects" svg:width="5.829cm" svg:height="7.047cm" svg:x="13.027cm" svg:y="2.397cm"/>
      <draw:page-thumbnail draw:layer="backgroundobjects" svg:width="5.829cm" svg:height="7.047cm" svg:x="13.027cm" svg:y="10.445cm"/>
      <draw:page-thumbnail draw:layer="backgroundobjects" svg:width="5.829cm" svg:height="7.047cm" svg:x="13.027cm" svg:y="18.493cm"/>
    </style:handout-master>
    <style:master-page style:name="Default" style:page-layout-name="PM1" draw:style-name="Mdp1">
      <draw:frame presentation:style-name="Default-title" draw:layer="backgroundobjects" svg:width="20.802cm" svg:height="4.663cm" svg:x="1.154cm" svg:y="1.112cm" presentation:class="title" presentation:placeholder="true">
        <draw:text-box/>
      </draw:frame>
      <draw:frame presentation:style-name="Default-outline1" draw:layer="backgroundobjects" svg:width="20.802cm" svg:height="16.204cm" svg:x="1.154cm" svg:y="6.535cm" presentation:class="outline" presentation:placeholder="true">
        <draw:text-box/>
      </draw:frame>
      <draw:frame presentation:style-name="Mpr1" draw:text-style-name="MP2" draw:layer="backgroundobjects" svg:width="5.385cm" svg:height="1.926cm" svg:x="1.154cm" svg:y="25.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327cm" svg:height="1.926cm" svg:x="7.904cm" svg:y="25.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85cm" svg:height="1.926cm" svg:x="16.571cm" svg:y="25.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3:52:41.441325570</meta:creation-date>
    <dc:date>2023-10-06T19:44:35.288529270</dc:date>
    <meta:editing-duration>PT2H12M57S</meta:editing-duration>
    <meta:editing-cycles>20</meta:editing-cycles>
    <meta:generator>LibreOffice/7.4.7.2$Linux_X86_64 LibreOffice_project/40$Build-2</meta:generator>
    <meta:document-statistic meta:object-count="110"/>
  </office:meta>
</office:document-meta>
</file>